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C9211E" fo:font-size="20pt" style:font-size-asian="20pt" style:font-size-complex="20pt"/>
    </style:style>
    <style:style style:name="T3" style:parent-style-name="Absatz-Standardschriftart" style:family="text">
      <style:text-properties fo:color="#C9211E" fo:font-size="20pt" style:font-size-asian="20pt" style:font-size-complex="20pt"/>
    </style:style>
    <style:style style:name="T4" style:parent-style-name="Absatz-Standardschriftart" style:family="text">
      <style:text-properties fo:color="#C9211E" fo:font-size="20pt" style:font-size-asian="20pt" style:font-size-complex="20pt"/>
    </style:style>
    <style:style style:name="T5" style:parent-style-name="Absatz-Standardschriftart" style:family="text">
      <style:text-properties fo:color="#C9211E" fo:font-size="20pt" style:font-size-asian="20pt" style:font-size-complex="20pt"/>
    </style:style>
    <style:style style:name="T6" style:parent-style-name="Absatz-Standardschriftart" style:family="text">
      <style:text-properties fo:color="#00B050" fo:font-size="21pt" style:font-size-asian="21pt" style:font-size-complex="21pt"/>
    </style:style>
    <style:style style:name="T7" style:parent-style-name="Absatz-Standardschriftart" style:family="text">
      <style:text-properties fo:color="#00B050" fo:font-size="21pt" style:font-size-asian="21pt" style:font-size-complex="21pt"/>
    </style:style>
    <style:style style:name="T8" style:parent-style-name="Absatz-Standardschriftart" style:family="text">
      <style:text-properties fo:color="#C9211E" fo:font-size="20pt" style:font-size-asian="20pt" style:font-size-complex="20pt"/>
    </style:style>
    <style:style style:name="T9" style:parent-style-name="Absatz-Standardschriftart" style:family="text">
      <style:text-properties fo:color="#00B050" fo:font-size="21pt" style:font-size-asian="21pt" style:font-size-complex="21pt" fo:language="en" fo:country="CH"/>
    </style:style>
    <style:style style:name="T10" style:parent-style-name="Absatz-Standardschriftart" style:family="text">
      <style:text-properties fo:color="#C9211E" fo:font-size="20pt" style:font-size-asian="20pt" style:font-size-complex="20pt"/>
    </style:style>
    <style:style style:name="T11" style:parent-style-name="Absatz-Standardschriftart" style:family="text">
      <style:text-properties fo:color="#2A6099" fo:font-size="21pt" style:font-size-asian="21pt" style:font-size-complex="21pt"/>
    </style:style>
    <style:style style:name="T12" style:parent-style-name="Absatz-Standardschriftart" style:family="text">
      <style:text-properties fo:color="#C9211E" fo:font-size="20pt" style:font-size-asian="20pt" style:font-size-complex="20pt"/>
    </style:style>
    <style:style style:name="T13" style:parent-style-name="Absatz-Standardschriftart" style:family="text">
      <style:text-properties fo:color="#FF0000" fo:font-size="21pt" style:font-size-asian="21pt" style:font-size-complex="21pt" fo:language="en" fo:country="CH"/>
    </style:style>
    <style:style style:name="T14" style:parent-style-name="Absatz-Standardschriftart" style:family="text">
      <style:text-properties fo:color="#C9211E" fo:font-size="20pt" style:font-size-asian="20pt" style:font-size-complex="20pt"/>
    </style:style>
    <style:style style:name="T15" style:parent-style-name="Absatz-Standardschriftart" style:family="text">
      <style:text-properties fo:color="#FF0000" fo:font-size="21pt" style:font-size-asian="21pt" style:font-size-complex="21pt"/>
    </style:style>
    <style:style style:name="T16" style:parent-style-name="Absatz-Standardschriftart" style:family="text">
      <style:text-properties fo:color="#FF0000" fo:font-size="21pt" style:font-size-asian="21pt" style:font-size-complex="21pt"/>
    </style:style>
    <style:style style:name="T17" style:parent-style-name="Absatz-Standardschriftart" style:family="text">
      <style:text-properties fo:color="#C9211E" fo:font-size="20pt" style:font-size-asian="20pt" style:font-size-complex="20pt"/>
    </style:style>
    <style:style style:family="graphic" style:name="a8">
      <style:graphic-properties style:wrap="run-through" style:run-through="foreground" draw:fill="none" draw:stroke="solid" svg:stroke-width="0.0598in" svg:stroke-color="#3465a4" draw:marker-start="a6" draw:marker-end="a7" svg:stroke-opacity="100%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598in" svg:stroke-color="#00b050" draw:marker-start="a0" draw:marker-end="a1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598in" svg:stroke-color="#ff0000" draw:marker-start="a3" draw:marker-end="a4" svg:stroke-opacity="100%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connector draw:type="line" svg:x1="3.5028in" svg:y1="0.8071in" svg:x2="3.5028in" svg:y2="7.14043in" draw:z-index="201328226" draw:id="id0" draw:style-name="a2" draw:name="Vertical line 1" text:anchor-type="paragraph"><svg:title/><svg:desc/></draw:connector></text:span><text:span text:style-name="T3"><draw:connector draw:type="line" svg:x1="-0.2264in" svg:y1="4.1091in" svg:x2="7.02291in" svg:y2="4.1091in" draw:z-index="25166030" draw:id="id1" draw:style-name="a5" draw:name="Horizontal line 1" text:anchor-type="paragraph"><svg:title/><svg:desc/></draw:connector></text:span><text:span text:style-name="T4"><draw:connector draw:type="line" svg:x1="2.1484in" svg:y1="5.61876in" svg:x2="6.47062in" svg:y2="0.8382in" draw:z-index="50332058" draw:id="id2" draw:style-name="a8" draw:name="Line 1" text:anchor-type="paragraph"><svg:title/><svg:desc/></draw:connector></text:span><text:span text:style-name="T5"><draw:frame draw:z-index="75498086" draw:id="id3" draw:style-name="a9" draw:name="Text Frame 1" text:anchor-type="paragraph" svg:x="3.0134in" svg:y="0.911in" svg:width="0.32292in" svg:height="0.38542in" style:rel-width="scale" style:rel-height="scale"><draw:text-box><text:p text:style-name="Standard"><text:span text:style-name="T6">-</text:span><text:span text:style-name="T7">y</text:span></text:p></draw:text-box><svg:title/><svg:desc/></draw:frame></text:span><text:span text:style-name="T8"><draw:frame draw:z-index="100664114" draw:id="id4" draw:style-name="a10" draw:name="Text Frame 2" text:anchor-type="paragraph" svg:x="3.0028in" svg:y="6.6819in" svg:width="0.32292in" svg:height="0.38542in" style:rel-width="scale" style:rel-height="scale"><draw:text-box><text:p text:style-name="Standard"><text:span text:style-name="T9">y</text:span></text:p></draw:text-box><svg:title/><svg:desc/></draw:frame></text:span><text:span text:style-name="T10"><draw:frame draw:z-index="125830142" draw:id="id5" draw:style-name="a11" draw:name="Text Frame 3" text:anchor-type="paragraph" svg:x="5.7945in" svg:y="0.5984in" svg:width="0.32292in" svg:height="0.38542in" style:rel-width="scale" style:rel-height="scale"><draw:text-box><text:p text:style-name="Standard"><text:span text:style-name="T11">z</text:span></text:p></draw:text-box><svg:title/><svg:desc/></draw:frame></text:span><text:span text:style-name="T12"><draw:frame draw:z-index="150996170" draw:id="id6" draw:style-name="a12" draw:name="Text Frame 4" text:anchor-type="paragraph" svg:x="6.5445in" svg:y="4.2445in" svg:width="0.32292in" svg:height="0.38542in" style:rel-width="scale" style:rel-height="scale"><draw:text-box><text:p text:style-name="Standard"><text:span text:style-name="T13">x</text:span></text:p></draw:text-box><svg:title/><svg:desc/></draw:frame></text:span><text:span text:style-name="T14"><draw:frame draw:z-index="176162198" draw:id="id7" draw:style-name="a13" draw:name="Text Frame 5" text:anchor-type="paragraph" svg:x="-0.0181in" svg:y="4.2339in" svg:width="0.32292in" svg:height="0.38542in" style:rel-width="scale" style:rel-height="scale"><draw:text-box><text:p text:style-name="Standard"><text:span text:style-name="T15">-</text:span><text:span text:style-name="T16">x</text:span></text:p></draw:text-box><svg:title/><svg:desc/></draw:frame></text:span><text:span text:style-name="T17"><draw:frame draw:z-index="201329250" draw:style-name="a14" draw:name="Image1" text:anchor-type="paragraph" svg:x="-0.302in" svg:y="1.8752in" svg:width="6.6929in" svg:height="4.182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7" svg:viewBox="0 0 20 30" svg:d="m10 0-10 30h20z"/>
    <draw:marker draw:name="a1" svg:viewBox="0 0 20 30" svg:d="m10 0-10 30h20z"/>
    <draw:marker draw:name="a3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tefan Siegler</dc:creator>
    <meta:creation-date>2024-02-28T16:58:00Z</meta:creation-date>
    <dc:date>2024-04-22T12:09:00Z</dc:date>
    <meta:template xlink:href="Normal.dotm" xlink:type="simple"/>
    <meta:editing-cycles>5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